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style:style style:name="T36" style:family="text">
      <style:text-properties officeooo:rsid="00e8fd27"/>
    </style:style>
    <style:style style:name="T37" style:family="text">
      <style:text-properties officeooo:rsid="00e9b5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129319817999153279" text:style-name="L1">
        <text:list-item>
          <text:p text:style-name="P55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6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7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890342309985540266" text:style-name="L2">
        <text:list-item>
          <text:p text:style-name="P58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8641353184943815956" text:style-name="L3">
        <text:list-item>
          <text:p text:style-name="P7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72">Comentat exercici 1.3-1</text:p>
        </text:list-item>
        <text:list-item>
          <text:p text:style-name="P74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349619169800425722" text:style-name="L4">
        <text:list-item>
          <text:p text:style-name="P75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75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204533314549267" text:continue-list="list2890342309985540266" text:style-name="L2">
        <text:list-item>
          <text:p text:style-name="P5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204533572504934" text:continue-numbering="true" text:style-name="L2">
        <text:list-item>
          <text:p text:style-name="P6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60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204533777318121" text:continue-numbering="true" text:style-name="L2">
        <text:list-item>
          <text:p text:style-name="P61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76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204533939204344" text:continue-numbering="true" text:style-name="L2">
        <text:list-item>
          <text:p text:style-name="P62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77">Comentat apartat 1.1 Temperatura y calor</text:p>
        </text:list-item>
        <text:list-item>
          <text:p text:style-name="P77">Comentat apartat 1.2 Presión</text:p>
        </text:list-item>
        <text:list-item>
          <text:p text:style-name="P77">Comentat apartat 1.3 Ejercicios temperatura y presión</text:p>
          <text:p text:style-name="P62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204534954935884" text:continue-numbering="true" text:style-name="L2">
        <text:list-item>
          <text:p text:style-name="P79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204534769375510" text:continue-numbering="true" text:style-name="L2">
        <text:list-item>
          <text:p text:style-name="P6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78">Comentat apartat 1.<text:span text:style-name="T20">4</text:span> <text:span text:style-name="T20">Enrgía y potencia</text:span></text:p>
        </text:list-item>
        <text:list-item>
          <text:p text:style-name="P78">Comentat apartat 1.<text:span text:style-name="T20">5 Ejercicios Energía y potencia</text:span></text:p>
        </text:list-item>
        <text:list-item>
          <text:p text:style-name="P78">Comentat apartat 1.<text:span text:style-name="T20">6.1 Calor específico</text:span></text:p>
        </text:list-item>
      </text:list>
      <text:p text:style-name="P27"/>
      <text:p text:style-name="P40">Di<text:span text:style-name="T3">mecres</text:span><text:tab/><text:span text:style-name="T19">15</text:span>/<text:span text:style-name="T13">10</text:span>/2<text:span text:style-name="T5">5</text:span></text:p>
      <text:p text:style-name="P41"/>
      <text:list xml:id="list204533620478621" text:continue-numbering="true" text:style-name="L2">
        <text:list-item>
          <text:p text:style-name="P6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0">Comentat apartat 1.6.4 Ejemplo de transisión de calor a través de la pared de una cámara frigorífica</text:p>
          <text:p text:style-name="P64"/>
        </text:list-item>
      </text:list>
      <text:p text:style-name="P40">Di<text:span text:style-name="T21">jous<text:tab/></text:span><text:tab/><text:span text:style-name="T19">16</text:span>/<text:span text:style-name="T13">10</text:span>/2<text:span text:style-name="T5">5</text:span></text:p>
      <text:p text:style-name="P40"/>
      <text:list xml:id="list204535335740556" text:continue-numbering="true" text:style-name="L2">
        <text:list-item>
          <text:p text:style-name="P6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0">Comentat apartat 1.6.4 i fet exercicis de transmissió de calor 1.7-4 i 5. </text:p>
        </text:list-item>
      </text:list>
      <text:p text:style-name="P40"/>
      <text:p text:style-name="P41">Di<text:span text:style-name="T22">vendres<text:tab/>17</text:span>/<text:span text:style-name="T13">10</text:span>/2<text:span text:style-name="T5">5</text:span></text:p>
      <text:p text:style-name="P41"/>
      <text:p text:style-name="P29">Repassam teoria i exercicis per preparar l'examen de proper dimarts.</text:p>
      <text:p text:style-name="P41"/>
      <text:p text:style-name="P41">Di<text:span text:style-name="T22">marts<text:tab/>21</text:span>/<text:span text:style-name="T13">10</text:span>/2<text:span text:style-name="T5">5</text:span></text:p>
      <text:p text:style-name="P41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2">Di<text:span text:style-name="T22">mecres<text:tab/>22</text:span>/<text:span text:style-name="T13">10</text:span>/2<text:span text:style-name="T5">5</text:span></text:p>
      <text:p text:style-name="P42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3">Di<text:span text:style-name="T24">jous<text:tab/><text:tab/>23</text:span>/<text:span text:style-name="T13">10</text:span>/2<text:span text:style-name="T5">5</text:span></text:p>
      <text:p text:style-name="P43"/>
      <text:p text:style-name="P34">Preparació examen automàtica.</text:p>
      <text:p text:style-name="P34"/>
      <text:p text:style-name="P21"/>
      <text:p text:style-name="P53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44">Di<text:span text:style-name="T22">marts<text:tab/>28</text:span>/<text:span text:style-name="T13">10</text:span>/2<text:span text:style-name="T5">5</text:span></text:p>
      <text:p text:style-name="P44"/>
      <text:list xml:id="list204533872166413" text:continue-numbering="true" text:style-name="L2">
        <text:list-item>
          <text:p text:style-name="P6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1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81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85">Mesurat pressió en 3 recipients amb refrigerant reciclat i identificat els refrigerants (R134a, R410a i R600a) per la relació pressió temperatura ambient.</text:p>
        </text:list-item>
        <text:list-item>
          <text:p text:style-name="P85">Fet buit amb una màniga plena d'aigua y una ampolla. </text:p>
        </text:list-item>
      </text:list>
      <text:p text:style-name="P44"/>
      <text:p text:style-name="P31"/>
      <text:p text:style-name="P45">Di<text:span text:style-name="T22">mecres<text:tab/>29</text:span>/<text:span text:style-name="T13">10</text:span>/2<text:span text:style-name="T5">5</text:span></text:p>
      <text:p text:style-name="P45"/>
      <text:list xml:id="list8845721014346067748" text:style-name="L5">
        <text:list-item>
          <text:p text:style-name="P73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86">Com<text:span text:style-name="T30">entem apartats 1.8.1, 2 i 3.</text:span></text:p>
        </text:list-item>
      </text:list>
      <text:p text:style-name="P36"/>
      <text:p text:style-name="P45"/>
      <text:p text:style-name="P45">Di<text:span text:style-name="T30">jous<text:tab/><text:tab/>30</text:span>/<text:span text:style-name="T13">10</text:span>/2<text:span text:style-name="T5">5</text:span></text:p>
      <text:p text:style-name="P45"/>
      <text:list xml:id="list204533807632772" text:continue-numbering="true" text:style-name="L5">
        <text:list-item>
          <text:p text:style-name="P73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86">Comencem a comentar l'apartat 1.8.4 Diagrama de Mollier (diagrama p h)</text:p>
        </text:list-item>
      </text:list>
      <text:p text:style-name="P36"/>
      <text:p text:style-name="P45"/>
      <text:p text:style-name="P52">Divendres <text:tab/>31/10/25</text:p>
      <text:p text:style-name="P52"/>
      <text:p text:style-name="P37">Festiu triat pel centre.</text:p>
      <text:p text:style-name="P31"/>
      <text:p text:style-name="P31"/>
      <text:p text:style-name="P46">Di<text:span text:style-name="T22">marts<text:tab/>04</text:span>/<text:span text:style-name="T13">11</text:span>/2<text:span text:style-name="T5">5</text:span></text:p>
      <text:p text:style-name="P46"/>
      <text:list xml:id="list204534293131091" text:continue-list="list204533872166413" text:style-name="L2">
        <text:list-item>
          <text:p text:style-name="P6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2">Comentat apartat 1.<text:span text:style-name="T32">10 Caudal y velocidad</text:span></text:p>
        </text:list-item>
        <text:list-item>
          <text:p text:style-name="P82">Comentat apartat 1.<text:span text:style-name="T32">10.1 Conservación del caudal</text:span></text:p>
        </text:list-item>
      </text:list>
      <text:p text:style-name="P32"/>
      <text:p text:style-name="P47">Di<text:span text:style-name="T22">mecres<text:tab/>05</text:span>/<text:span text:style-name="T13">11</text:span>/2<text:span text:style-name="T5">5</text:span></text:p>
      <text:p text:style-name="P47"/>
      <text:list xml:id="list204534163057250" text:continue-numbering="true" text:style-name="L2">
        <text:list-item>
          <text:p text:style-name="P67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3">Comentat apartat 1.<text:span text:style-name="T32">1 Ciclo frigorífico</text:span></text:p>
        </text:list-item>
        <text:list-item>
          <text:p text:style-name="P83">Comentat aparta<text:span text:style-name="T33">t 1.1.1 Coeficiente de funcionamiento COP y EER</text:span></text:p>
        </text:list-item>
        <text:list-item>
          <text:p text:style-name="P83">Comentat aparta<text:span text:style-name="T33">t 1.1.2 Componentes de la instalación frigorífica por compresión</text:span></text:p>
        </text:list-item>
        <text:list-item>
          <text:p text:style-name="P83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48">Di<text:span text:style-name="T34">jous<text:tab/><text:tab/>06</text:span>/<text:span text:style-name="T13">11</text:span>/2<text:span text:style-name="T5">5</text:span></text:p>
      <text:p text:style-name="P48"/>
      <text:list xml:id="list204533909862651" text:continue-numbering="true" text:style-name="L2">
        <text:list-item>
          <text:p text:style-name="P68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4">Comentat apartat 1.<text:span text:style-name="T32">1.4 Caudal másico</text:span></text:p>
        </text:list-item>
        <text:list-item>
          <text:p text:style-name="P84">Comentat apartat 1.<text:span text:style-name="T32">1.5 EER de un sistema ideal</text:span></text:p>
        </text:list-item>
      </text:list>
      <text:p text:style-name="P54">Di<text:span text:style-name="T35">vendres<text:tab/><text:tab/>07</text:span>/<text:span text:style-name="T13">11</text:span>/2<text:span text:style-name="T5">5</text:span></text:p>
      <text:p text:style-name="P49"/>
      <text:p text:style-name="P38">Sortida golondrinas</text:p>
      <text:p text:style-name="P38"/>
      <text:p text:style-name="P50">Di<text:span text:style-name="T22">marts<text:tab/>11</text:span>/<text:span text:style-name="T13">11</text:span>/2<text:span text:style-name="T5">5</text:span></text:p>
      <text:p text:style-name="P50"/>
      <text:list xml:id="list204534227520302" text:continue-numbering="true" text:style-name="L2">
        <text:list-item>
          <text:p text:style-name="P69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7">Comentem exercici 1.2-1</text:p>
        </text:list-item>
        <text:list-item>
          <text:p text:style-name="P87">Comentem exercici 1.2-2</text:p>
        </text:list-item>
      </text:list>
      <text:p text:style-name="P39"/>
      <text:p text:style-name="P51">Di<text:span text:style-name="T22">mecres<text:tab/>12</text:span>/<text:span text:style-name="T13">11</text:span>/2<text:span text:style-name="T5">5</text:span></text:p>
      <text:p text:style-name="P51"/>
      <text:list xml:id="list204534838341807" text:continue-numbering="true" text:style-name="L2">
        <text:list-item>
          <text:p text:style-name="P70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8">Comentem exercici 1.2-<text:span text:style-name="T36">2 y 3</text:span></text:p>
        </text:list-item>
      </text:list>
      <text:p text:style-name="P90"/>
      <text:p text:style-name="P91">Di<text:span text:style-name="T37">jous<text:tab/><text:tab/>13</text:span>/<text:span text:style-name="T13">11</text:span>/2<text:span text:style-name="T5">5</text:span></text:p>
      <text:p text:style-name="P91"/>
      <text:list xml:id="list204533837390053" text:continue-numbering="true" text:style-name="L2">
        <text:list-item>
          <text:p text:style-name="P7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9">Comentem exer<text:span text:style-name="T37">cicis 1.2-3 y 4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3T20:45:33.150860954</dc:date>
    <meta:editing-duration>PT2H6M24S</meta:editing-duration>
    <meta:editing-cycles>221</meta:editing-cycles>
    <meta:document-statistic meta:table-count="0" meta:image-count="0" meta:object-count="0" meta:page-count="4" meta:paragraph-count="106" meta:word-count="599" meta:character-count="3708" meta:non-whitespace-character-count="3240"/>
  </office:meta>
</office:document-meta>
</file>